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IF([.A4:.H4];1;[.A3:.H3])" office:value-type="float" office:value="107" calcext:value-type="float">
            <text:p>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7.359832582</meta:creation-date>
    <dc:date>2020-01-16T11:25:18.108489871</dc:date>
    <meta:editing-duration>PT8M21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